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xperiment 1</text:p>
          </table:table-cell>
          <table:table-cell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im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250000" calcext:value-type="float">
            <text:p>250000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/>
        </table:table-row>
        <table:table-row table:style-name="ro1">
          <table:table-cell office:value-type="float" office:value="750000" calcext:value-type="float">
            <text:p>750000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5000000" calcext:value-type="float">
            <text:p>5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4:32:35.937048940</meta:creation-date>
    <dc:date>2017-03-30T14:49:37.275655373</dc:date>
    <meta:editing-duration>PT17M4S</meta:editing-duration>
    <meta:editing-cycles>1</meta:editing-cycles>
    <meta:document-statistic meta:table-count="1" meta:cell-count="12" meta:object-count="0"/>
    <meta:generator>LibreOffice/5.2.2.2$Linux_X86_64 LibreOffice_project/20m0$Build-2</meta:generator>
  </office:meta>
</office:document-meta>
</file>